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near Regression</text:h>
      <text:p text:style-name="Standard"/>
      <text:h text:style-name="Heading_20_2" text:outline-level="2">Single variable regression</text:h>
      <text:p text:style-name="Standard"/>
      <text:p text:style-name="Standard"><draw:frame draw:style-name="fr1" draw:name="Object1" text:anchor-type="as-char" svg:width="3.404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Given a dataset with a single feature an <text:span text:style-name="T1">k</text:span> elements:</text:p>
      <text:p text:style-name="Standard"/>
      <text:p text:style-name="Standard">The slope is given by:</text:p>
      <text:p text:style-name="Standard"/>
      <text:p text:style-name="Standard"><draw:frame draw:style-name="fr1" draw:name="Object2" text:anchor-type="as-char" svg:width="4.394cm" svg:height="1.16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The y-intercept is given by:</text:p>
      <text:p text:style-name="Standard"/>
      <text:p text:style-name="Standard"><draw:frame draw:style-name="fr1" draw:name="Object3" text:anchor-type="as-char" svg:width="2.136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h text:style-name="Heading_20_2" text:outline-level="2"><text:s/>Multivariate regression</text:h>
      <text:p text:style-name="Standard"/>
      <text:p text:style-name="Standard"/>
      <text:p text:style-name="Standard"><draw:frame draw:style-name="fr1" draw:name="Object4" text:anchor-type="as-char" svg:width="4.198cm" svg:height="2.436cm" draw:z-index="3"><draw:object xlink:href="./Object 4" xlink:type="simple" xlink:show="embed" xlink:actuate="onLoad"/><draw:image xlink:href="./ObjectReplacements/Object 4" xlink:type="simple" xlink:show="embed" xlink:actuate="onLoad"/></draw:frame> <draw:frame draw:style-name="fr1" draw:name="Object5" text:anchor-type="as-char" svg:width="2.753cm" svg:height="0.58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1" draw:name="Object6" text:anchor-type="as-char" svg:width="1.783cm" svg:height="2.441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7" text:anchor-type="as-char" svg:width="7.036cm" svg:height="2.44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<draw:frame draw:style-name="fr1" draw:name="Object8" text:anchor-type="as-char" svg:width="2.983cm" svg:height="2.44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ick Duchesne</meta:initial-creator>
    <meta:creation-date>2016-09-12T17:14:28.02</meta:creation-date>
    <dc:date>2016-09-14T18:49:21.95</dc:date>
    <dc:creator>Yanick Duchesne</dc:creator>
    <meta:editing-duration>P2DT1H34M53S</meta:editing-duration>
    <meta:editing-cycles>6</meta:editing-cycles>
    <meta:generator>OpenOffice/4.1.2$Win32 OpenOffice.org_project/412m3$Build-9782</meta:generator>
    <meta:document-statistic meta:table-count="0" meta:image-count="0" meta:object-count="8" meta:page-count="1" meta:paragraph-count="11" meta:word-count="27" meta:character-count="178"/>
  </office:meta>
</office:document-meta>
</file>

<file path=Object 1/content.xml><?xml version="1.0" encoding="utf-8"?>
<math xmlns="http://www.w3.org/1998/Math/MathML">
  <semantics>
    <mrow>
      <mrow>
        <mover accent="true">
          <mi>y</mi>
          <mo stretchy="false">̂</mo>
        </mover>
        <mo stretchy="false">=</mo>
        <mi>f</mi>
      </mrow>
      <mrow>
        <mrow>
          <mo stretchy="false">(</mo>
          <mrow>
            <mi>x</mi>
          </mrow>
          <mo stretchy="false">)</mo>
        </mrow>
        <mo stretchy="false">=</mo>
        <mrow>
          <msub>
            <mi>b</mi>
            <mrow>
              <mn>0</mn>
            </mrow>
          </msub>
          <mo stretchy="false">+</mo>
          <msub>
            <mi>b</mi>
            <mrow>
              <mn>1</mn>
            </mrow>
          </msub>
        </mrow>
      </mrow>
      <mi>x</mi>
    </mrow>
    <annotation encoding="StarMath 5.0">hat y = f(x) = b_{0} + b_{1}x</annotation>
  </semantics>
</math>
</file>

<file path=Object 2/content.xml><?xml version="1.0" encoding="utf-8"?>
<math xmlns="http://www.w3.org/1998/Math/MathML">
  <semantics>
    <mrow>
      <mrow>
        <msub>
          <mi>b</mi>
          <mrow>
            <mn>1</mn>
          </mrow>
        </msub>
        <mo stretchy="false">=</mo>
        <mrow>
          <munderover>
            <mo stretchy="false">∑</mo>
            <mrow>
              <mi>n</mi>
              <mo stretchy="false">=</mo>
              <mn>0</mn>
            </mrow>
            <mi>k</mi>
          </munderover>
          <mrow>
            <mfrac>
              <mrow>
                <mo stretchy="false">[</mo>
                <mrow>
                  <mrow>
                    <mo stretchy="false">(</mo>
                    <mrow>
                      <mrow>
                        <msub>
                          <mi>x</mi>
                          <mrow>
                            <mi>n</mi>
                          </mrow>
                        </msub>
                        <mo stretchy="false">−</mo>
                        <mover accent="true">
                          <mi>x</mi>
                          <mo stretchy="false">̄</mo>
                        </mover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sub>
                          <mi>y</mi>
                          <mrow>
                            <mi>n</mi>
                          </mrow>
                        </msub>
                        <mo stretchy="false">−</mo>
                        <mover accent="true">
                          <mi>y</mi>
                          <mo stretchy="false">̄</mo>
                        </mover>
                      </mrow>
                    </mrow>
                    <mo stretchy="false">)</mo>
                  </mrow>
                </mrow>
                <mo stretchy="false">]</mo>
              </mrow>
              <msup>
                <mrow>
                  <mo stretchy="false">(</mo>
                  <mrow>
                    <mrow>
                      <mi>x</mi>
                      <mo stretchy="false">−</mo>
                      <mover accent="true">
                        <mi>x</mi>
                        <mo stretchy="false">̄</mo>
                      </mover>
                    </mrow>
                  </mrow>
                  <mo stretchy="false">)</mo>
                </mrow>
                <mn>2</mn>
              </msup>
            </mfrac>
          </mrow>
        </mrow>
      </mrow>
    </mrow>
    <annotation encoding="StarMath 5.0">b_{1} = sum from n = 0 to k {[(x_{n} - bar x) (y_{n} - bar y)] over (x - bar x)^2}</annotation>
  </semantics>
</math>
</file>

<file path=Object 3/content.xml><?xml version="1.0" encoding="utf-8"?>
<math xmlns="http://www.w3.org/1998/Math/MathML">
  <semantics>
    <mrow>
      <mrow>
        <msub>
          <mi>b</mi>
          <mrow>
            <mn>0</mn>
          </mrow>
        </msub>
        <mo stretchy="false">=</mo>
        <mrow>
          <mover accent="true">
            <mi>y</mi>
            <mo stretchy="false">̄</mo>
          </mover>
          <mo stretchy="false">−</mo>
          <msub>
            <mi>b</mi>
            <mrow>
              <mn>1</mn>
            </mrow>
          </msub>
        </mrow>
      </mrow>
      <mover accent="true">
        <mi>x</mi>
        <mo stretchy="false">̄</mo>
      </mover>
    </mrow>
    <annotation encoding="StarMath 5.0">b_{0} = bar y - b_{1} bar x</annotation>
  </semantics>
</math>
</file>

<file path=Object 4/content.xml><?xml version="1.0" encoding="utf-8"?>
<math xmlns="http://www.w3.org/1998/Math/MathML">
  <semantics>
    <mrow>
      <mrow>
        <mi>X</mi>
        <mo stretchy="false">=</mo>
        <mfenced open="[" close="]">
          <mrow>
            <mtable>
              <mtr>
                <mtd>
                  <mrow>
                    <msub>
                      <mi>x</mi>
                      <mrow>
                        <mn>1</mn>
                        <mrow>
                          <mo stretchy="false">(</mo>
                          <mrow>
                            <mn>0</mn>
                          </mrow>
                          <mo stretchy="false">)</mo>
                        </mrow>
                      </mrow>
                    </msub>
                    <msub>
                      <mi>x</mi>
                      <mrow>
                        <mn>2</mn>
                        <mrow>
                          <mo stretchy="false">(</mo>
                          <mrow>
                            <mn>0</mn>
                          </mrow>
                          <mo stretchy="false">)</mo>
                        </mrow>
                      </mrow>
                    </msub>
                    <msub>
                      <mi>x</mi>
                      <mrow>
                        <mn>3</mn>
                        <mrow>
                          <mo stretchy="false">(</mo>
                          <mrow>
                            <mn>0</mn>
                          </mrow>
                          <mo stretchy="false">)</mo>
                        </mrow>
                      </mrow>
                    </msub>
                    <msub>
                      <mi>x</mi>
                      <mrow>
                        <mi>i</mi>
                        <mrow>
                          <mo stretchy="false">(</mo>
                          <mrow>
                            <mn>0</mn>
                          </mrow>
                          <mo stretchy="false">)</mo>
                        </mrow>
                      </mrow>
                    </msub>
                  </mrow>
                </mtd>
              </mtr>
              <mtr>
                <mtd>
                  <mrow>
                    <msub>
                      <mi>x</mi>
                      <mrow>
                        <mn>1</mn>
                        <mrow>
                          <mo stretchy="false">(</mo>
                          <mrow>
                            <mn>1</mn>
                          </mrow>
                          <mo stretchy="false">)</mo>
                        </mrow>
                      </mrow>
                    </msub>
                    <msub>
                      <mi>x</mi>
                      <mrow>
                        <mn>2</mn>
                        <mrow>
                          <mo stretchy="false">(</mo>
                          <mrow>
                            <mn>1</mn>
                          </mrow>
                          <mo stretchy="false">)</mo>
                        </mrow>
                      </mrow>
                    </msub>
                    <msub>
                      <mi>x</mi>
                      <mrow>
                        <mn>3</mn>
                        <mrow>
                          <mo stretchy="false">(</mo>
                          <mrow>
                            <mn>1</mn>
                          </mrow>
                          <mo stretchy="false">)</mo>
                        </mrow>
                      </mrow>
                    </msub>
                    <msub>
                      <mi>x</mi>
                      <mrow>
                        <mi>i</mi>
                        <mrow>
                          <mo stretchy="false">(</mo>
                          <mrow>
                            <mn>1</mn>
                          </mrow>
                          <mo stretchy="false">)</mo>
                        </mrow>
                      </mrow>
                    </msub>
                  </mrow>
                </mtd>
              </mtr>
              <mtr>
                <mtd>
                  <mrow>
                    <msub>
                      <mi>x</mi>
                      <mrow>
                        <mn>1</mn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row>
                    </msub>
                    <msub>
                      <mi>x</mi>
                      <mrow>
                        <mn>2</mn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row>
                    </msub>
                    <msub>
                      <mi>x</mi>
                      <mrow>
                        <mn>3</mn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row>
                    </msub>
                    <msub>
                      <mi>x</mi>
                      <mrow>
                        <mi>i</mi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row>
                    </msub>
                  </mrow>
                </mtd>
              </mtr>
              <mtr>
                <mtd>
                  <mrow>
                    <msub>
                      <mi>x</mi>
                      <mrow>
                        <mn>1</mn>
                        <mrow>
                          <mo stretchy="false">(</mo>
                          <mrow>
                            <mi>n</mi>
                          </mrow>
                          <mo stretchy="false">)</mo>
                        </mrow>
                      </mrow>
                    </msub>
                    <msub>
                      <mi>x</mi>
                      <mrow>
                        <mn>2</mn>
                        <mrow>
                          <mo stretchy="false">(</mo>
                          <mrow>
                            <mi>n</mi>
                          </mrow>
                          <mo stretchy="false">)</mo>
                        </mrow>
                      </mrow>
                    </msub>
                    <msub>
                      <mi>x</mi>
                      <mrow>
                        <mn>3</mn>
                        <mrow>
                          <mo stretchy="false">(</mo>
                          <mrow>
                            <mi>n</mi>
                          </mrow>
                          <mo stretchy="false">)</mo>
                        </mrow>
                      </mrow>
                    </msub>
                    <msub>
                      <mi>x</mi>
                      <mrow>
                        <mi>i</mi>
                        <mrow>
                          <mo stretchy="false">(</mo>
                          <mrow>
                            <mi>n</mi>
                          </mrow>
                          <mo stretchy="false">)</mo>
                        </mrow>
                      </mrow>
                    </msub>
                  </mrow>
                </mtd>
              </mtr>
            </mtable>
          </mrow>
        </mfenced>
      </mrow>
    </mrow>
    <annotation encoding="StarMath 5.0">X = left [ stack{ x_{1(0)} x_{2(0)} x_{3(0)} x_{i(0)}# x_{1(1)} x_{2(1)} x_{3(1)}  x_{i(1)} # x_{1(2)} x_{2(2)} x_{3(2)} x_{i(2)} # x_{1(n)} x_{2(n)} x_{3(n)} x_{i(n)} } right ] </annotation>
  </semantics>
</math>
</file>

<file path=Object 5/content.xml><?xml version="1.0" encoding="utf-8"?>
<math xmlns="http://www.w3.org/1998/Math/MathML">
  <semantics>
    <mrow>
      <mrow>
        <mover accent="true">
          <mi>X</mi>
          <mo stretchy="false">̄</mo>
        </mover>
        <mo stretchy="false">=</mo>
        <mfenced open="[" close="]">
          <mrow>
            <mtable>
              <mtr>
                <mtd>
                  <mrow>
                    <mover accent="true">
                      <msub>
                        <mi>x</mi>
                        <mrow>
                          <mn>1</mn>
                        </mrow>
                      </msub>
                      <mo stretchy="false">̄</mo>
                    </mover>
                    <mover accent="true">
                      <msub>
                        <mi>x</mi>
                        <mrow>
                          <mn>2</mn>
                        </mrow>
                      </msub>
                      <mo stretchy="false">̄</mo>
                    </mover>
                    <mover accent="true">
                      <msub>
                        <mi>x</mi>
                        <mrow>
                          <mn>3</mn>
                        </mrow>
                      </msub>
                      <mo stretchy="false">̄</mo>
                    </mover>
                    <mover accent="true">
                      <msub>
                        <mi>x</mi>
                        <mrow>
                          <mi>i</mi>
                        </mrow>
                      </msub>
                      <mo stretchy="false">̄</mo>
                    </mover>
                  </mrow>
                </mtd>
              </mtr>
            </mtable>
          </mrow>
        </mfenced>
      </mrow>
    </mrow>
    <annotation encoding="StarMath 5.0">bar X = left [ stack{ bar x_{1} bar x_{2} bar x_{3} bar x_{i} } right ] </annotation>
  </semantics>
</math>
</file>

<file path=Object 6/content.xml><?xml version="1.0" encoding="utf-8"?>
<math xmlns="http://www.w3.org/1998/Math/MathML">
  <semantics>
    <mrow>
      <mrow>
        <mi>Y</mi>
        <mo stretchy="false">=</mo>
        <mfenced open="[" close="]">
          <mrow>
            <mtable>
              <mtr>
                <mtd>
                  <mrow>
                    <msub>
                      <mi>y</mi>
                      <mrow>
                        <mrow>
                          <mo stretchy="false">(</mo>
                          <mrow>
                            <mn>0</mn>
                          </mrow>
                          <mo stretchy="false">)</mo>
                        </mrow>
                      </mrow>
                    </msub>
                  </mrow>
                </mtd>
              </mtr>
              <mtr>
                <mtd>
                  <mrow>
                    <msub>
                      <mi>y</mi>
                      <mrow>
                        <mrow>
                          <mo stretchy="false">(</mo>
                          <mrow>
                            <mn>1</mn>
                          </mrow>
                          <mo stretchy="false">)</mo>
                        </mrow>
                      </mrow>
                    </msub>
                  </mrow>
                </mtd>
              </mtr>
              <mtr>
                <mtd>
                  <mrow>
                    <msub>
                      <mi>y</mi>
                      <mrow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row>
                    </msub>
                  </mrow>
                </mtd>
              </mtr>
              <mtr>
                <mtd>
                  <mrow>
                    <msub>
                      <mi>y</mi>
                      <mrow>
                        <mrow>
                          <mo stretchy="false">(</mo>
                          <mrow>
                            <mi>i</mi>
                          </mrow>
                          <mo stretchy="false">)</mo>
                        </mrow>
                      </mrow>
                    </msub>
                  </mrow>
                </mtd>
              </mtr>
            </mtable>
          </mrow>
        </mfenced>
      </mrow>
    </mrow>
    <annotation encoding="StarMath 5.0">Y = left [ stack{ y_{(0)} # y_{(1)} # y_{(2)} # y_{(i)} } right ] </annotation>
  </semantics>
</math>
</file>

<file path=Object 7/content.xml><?xml version="1.0" encoding="utf-8"?>
<math xmlns="http://www.w3.org/1998/Math/MathML">
  <semantics>
    <mrow>
      <mrow>
        <mrow>
          <mi>X</mi>
          <mo stretchy="false">−</mo>
          <mover accent="true">
            <mi>X</mi>
            <mo stretchy="false">̄</mo>
          </mover>
        </mrow>
        <mo stretchy="false">=</mo>
        <mrow>
          <mfenced open="[" close="]">
            <mrow>
              <mtable>
                <mtr>
                  <mtd>
                    <mrow>
                      <msub>
                        <mi>x</mi>
                        <mrow>
                          <mn>1</mn>
                          <mrow>
                            <mo stretchy="false">(</mo>
                            <mrow>
                              <mn>0</mn>
                            </mrow>
                            <mo stretchy="false">)</mo>
                          </mrow>
                        </mrow>
                      </msub>
                      <msub>
                        <mi>x</mi>
                        <mrow>
                          <mn>2</mn>
                          <mrow>
                            <mo stretchy="false">(</mo>
                            <mrow>
                              <mn>0</mn>
                            </mrow>
                            <mo stretchy="false">)</mo>
                          </mrow>
                        </mrow>
                      </msub>
                      <msub>
                        <mi>x</mi>
                        <mrow>
                          <mn>3</mn>
                          <mrow>
                            <mo stretchy="false">(</mo>
                            <mrow>
                              <mn>0</mn>
                            </mrow>
                            <mo stretchy="false">)</mo>
                          </mrow>
                        </mrow>
                      </msub>
                      <msub>
                        <mi>x</mi>
                        <mrow>
                          <mi>i</mi>
                          <mrow>
                            <mo stretchy="false">(</mo>
                            <mrow>
                              <mn>0</mn>
                            </mrow>
                            <mo stretchy="false">)</mo>
                          </mrow>
                        </mrow>
                      </msub>
                    </mrow>
                  </mtd>
                </mtr>
                <mtr>
                  <mtd>
                    <mrow>
                      <msub>
                        <mi>x</mi>
                        <mrow>
                          <mn>1</mn>
                          <mrow>
                            <mo stretchy="false">(</mo>
                            <mrow>
                              <mn>1</mn>
                            </mrow>
                            <mo stretchy="false">)</mo>
                          </mrow>
                        </mrow>
                      </msub>
                      <msub>
                        <mi>x</mi>
                        <mrow>
                          <mn>2</mn>
                          <mrow>
                            <mo stretchy="false">(</mo>
                            <mrow>
                              <mn>1</mn>
                            </mrow>
                            <mo stretchy="false">)</mo>
                          </mrow>
                        </mrow>
                      </msub>
                      <msub>
                        <mi>x</mi>
                        <mrow>
                          <mn>3</mn>
                          <mrow>
                            <mo stretchy="false">(</mo>
                            <mrow>
                              <mn>1</mn>
                            </mrow>
                            <mo stretchy="false">)</mo>
                          </mrow>
                        </mrow>
                      </msub>
                      <msub>
                        <mi>x</mi>
                        <mrow>
                          <mi>i</mi>
                          <mrow>
                            <mo stretchy="false">(</mo>
                            <mrow>
                              <mn>1</mn>
                            </mrow>
                            <mo stretchy="false">)</mo>
                          </mrow>
                        </mrow>
                      </msub>
                    </mrow>
                  </mtd>
                </mtr>
                <mtr>
                  <mtd>
                    <mrow>
                      <msub>
                        <mi>x</mi>
                        <mrow>
                          <mn>1</mn>
                          <mrow>
                            <mo stretchy="false">(</mo>
                            <mrow>
                              <mn>2</mn>
                            </mrow>
                            <mo stretchy="false">)</mo>
                          </mrow>
                        </mrow>
                      </msub>
                      <msub>
                        <mi>x</mi>
                        <mrow>
                          <mn>2</mn>
                          <mrow>
                            <mo stretchy="false">(</mo>
                            <mrow>
                              <mn>2</mn>
                            </mrow>
                            <mo stretchy="false">)</mo>
                          </mrow>
                        </mrow>
                      </msub>
                      <msub>
                        <mi>x</mi>
                        <mrow>
                          <mn>3</mn>
                          <mrow>
                            <mo stretchy="false">(</mo>
                            <mrow>
                              <mn>2</mn>
                            </mrow>
                            <mo stretchy="false">)</mo>
                          </mrow>
                        </mrow>
                      </msub>
                      <msub>
                        <mi>x</mi>
                        <mrow>
                          <mi>i</mi>
                          <mrow>
                            <mo stretchy="false">(</mo>
                            <mrow>
                              <mn>2</mn>
                            </mrow>
                            <mo stretchy="false">)</mo>
                          </mrow>
                        </mrow>
                      </msub>
                    </mrow>
                  </mtd>
                </mtr>
                <mtr>
                  <mtd>
                    <mrow>
                      <msub>
                        <mi>x</mi>
                        <mrow>
                          <mn>1</mn>
                          <mrow>
                            <mo stretchy="false">(</mo>
                            <mrow>
                              <mi>n</mi>
                            </mrow>
                            <mo stretchy="false">)</mo>
                          </mrow>
                        </mrow>
                      </msub>
                      <msub>
                        <mi>x</mi>
                        <mrow>
                          <mn>2</mn>
                          <mrow>
                            <mo stretchy="false">(</mo>
                            <mrow>
                              <mi>n</mi>
                            </mrow>
                            <mo stretchy="false">)</mo>
                          </mrow>
                        </mrow>
                      </msub>
                      <msub>
                        <mi>x</mi>
                        <mrow>
                          <mn>3</mn>
                          <mrow>
                            <mo stretchy="false">(</mo>
                            <mrow>
                              <mi>n</mi>
                            </mrow>
                            <mo stretchy="false">)</mo>
                          </mrow>
                        </mrow>
                      </msub>
                      <msub>
                        <mi>x</mi>
                        <mrow>
                          <mi>i</mi>
                          <mrow>
                            <mo stretchy="false">(</mo>
                            <mrow>
                              <mi>n</mi>
                            </mrow>
                            <mo stretchy="false">)</mo>
                          </mrow>
                        </mrow>
                      </msub>
                    </mrow>
                  </mtd>
                </mtr>
              </mtable>
            </mrow>
          </mfenced>
          <mo stretchy="false">−</mo>
          <mfenced open="[" close="]">
            <mrow>
              <mtable>
                <mtr>
                  <mtd>
                    <mrow>
                      <mover accent="true">
                        <msub>
                          <mi>x</mi>
                          <mrow>
                            <mn>1</mn>
                          </mrow>
                        </msub>
                        <mo stretchy="false">̄</mo>
                      </mover>
                      <mover accent="true">
                        <msub>
                          <mi>x</mi>
                          <mrow>
                            <mn>2</mn>
                          </mrow>
                        </msub>
                        <mo stretchy="false">̄</mo>
                      </mover>
                      <mover accent="true">
                        <msub>
                          <mi>x</mi>
                          <mrow>
                            <mn>3</mn>
                          </mrow>
                        </msub>
                        <mo stretchy="false">̄</mo>
                      </mover>
                      <mover accent="true">
                        <msub>
                          <mi>x</mi>
                          <mrow>
                            <mi>i</mi>
                          </mrow>
                        </msub>
                        <mo stretchy="false">̄</mo>
                      </mover>
                    </mrow>
                  </mtd>
                </mtr>
              </mtable>
            </mrow>
          </mfenced>
        </mrow>
      </mrow>
    </mrow>
    <annotation encoding="StarMath 5.0">X - bar X = left [ stack{ x_{1(0)} x_{2(0)} x_{3(0)} x_{i(0)}# x_{1(1)} x_{2(1)} x_{3(1)}  x_{i(1)} # x_{1(2)} x_{2(2)} x_{3(2)} x_{i(2)} # x_{1(n)} x_{2(n)} x_{3(n)} x_{i(n)} } right ] - left [ stack{ bar x_{1} bar x_{2} bar x_{3} bar x_{i} } right ] </annotation>
  </semantics>
</math>
</file>

<file path=Object 8/content.xml><?xml version="1.0" encoding="utf-8"?>
<math xmlns="http://www.w3.org/1998/Math/MathML">
  <semantics>
    <mrow>
      <mrow>
        <mrow>
          <mi>Y</mi>
          <mo stretchy="false">−</mo>
          <mover accent="true">
            <mi>Y</mi>
            <mo stretchy="false">̄</mo>
          </mover>
        </mrow>
        <mo stretchy="false">=</mo>
        <mrow>
          <mfenced open="[" close="]">
            <mrow>
              <mtable>
                <mtr>
                  <mtd>
                    <mrow>
                      <msub>
                        <mi>y</mi>
                        <mrow>
                          <mrow>
                            <mo stretchy="false">(</mo>
                            <mrow>
                              <mn>0</mn>
                            </mrow>
                            <mo stretchy="false">)</mo>
                          </mrow>
                        </mrow>
                      </msub>
                    </mrow>
                  </mtd>
                </mtr>
                <mtr>
                  <mtd>
                    <mrow>
                      <msub>
                        <mi>y</mi>
                        <mrow>
                          <mrow>
                            <mo stretchy="false">(</mo>
                            <mrow>
                              <mn>1</mn>
                            </mrow>
                            <mo stretchy="false">)</mo>
                          </mrow>
                        </mrow>
                      </msub>
                    </mrow>
                  </mtd>
                </mtr>
                <mtr>
                  <mtd>
                    <mrow>
                      <msub>
                        <mi>y</mi>
                        <mrow>
                          <mrow>
                            <mo stretchy="false">(</mo>
                            <mrow>
                              <mn>2</mn>
                            </mrow>
                            <mo stretchy="false">)</mo>
                          </mrow>
                        </mrow>
                      </msub>
                    </mrow>
                  </mtd>
                </mtr>
                <mtr>
                  <mtd>
                    <mrow>
                      <msub>
                        <mi>y</mi>
                        <mrow>
                          <mrow>
                            <mo stretchy="false">(</mo>
                            <mrow>
                              <mi>i</mi>
                            </mrow>
                            <mo stretchy="false">)</mo>
                          </mrow>
                        </mrow>
                      </msub>
                    </mrow>
                  </mtd>
                </mtr>
              </mtable>
            </mrow>
          </mfenced>
          <mo stretchy="false">−</mo>
          <mover accent="true">
            <mi>y</mi>
            <mo stretchy="false">̄</mo>
          </mover>
        </mrow>
      </mrow>
    </mrow>
    <annotation encoding="StarMath 5.0">Y - bar Y = left [ stack{ y_{(0)} # y_{(1)} # y_{(2)} # y_{(i)} } right ] - bar y</annotation>
  </semantics>
</math>
</file>